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3" svg:font-family="Arial" style:font-family-generic="swiss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officeooo:rsid="000709de" officeooo:paragraph-rsid="000709de" style:font-size-asian="8.75pt" style:font-size-complex="10pt"/>
    </style:style>
    <style:style style:name="P2" style:family="paragraph" style:parent-style-name="Standard">
      <style:text-properties style:font-name="Arial1" fo:font-size="10pt" officeooo:rsid="000709de" officeooo:paragraph-rsid="000d946b" style:font-size-asian="8.75pt" style:font-size-complex="10pt"/>
    </style:style>
    <style:style style:name="P3" style:family="paragraph" style:parent-style-name="Standard">
      <style:text-properties style:font-name="Arial1" fo:font-size="10pt" officeooo:rsid="00071f75" officeooo:paragraph-rsid="00071f75" style:font-size-asian="8.75pt" style:font-size-complex="10pt"/>
    </style:style>
    <style:style style:name="P4" style:family="paragraph" style:parent-style-name="Standard">
      <style:text-properties style:font-name="Arial1" fo:font-size="10pt" officeooo:rsid="0008c154" officeooo:paragraph-rsid="0008c154" style:font-size-asian="8.75pt" style:font-size-complex="10pt"/>
    </style:style>
    <style:style style:name="P5" style:family="paragraph" style:parent-style-name="Standard">
      <style:text-properties style:font-name="Arial1" fo:font-size="10pt" officeooo:rsid="000bbae1" officeooo:paragraph-rsid="000bbae1" style:font-size-asian="8.75pt" style:font-size-complex="10pt"/>
    </style:style>
    <style:style style:name="P6" style:family="paragraph" style:parent-style-name="Standard">
      <style:text-properties style:font-name="Arial1" fo:font-size="10pt" officeooo:rsid="000d946b" officeooo:paragraph-rsid="000d946b" style:font-size-asian="8.75pt" style:font-size-complex="10pt"/>
    </style:style>
    <style:style style:name="P7" style:family="paragraph" style:parent-style-name="Standard">
      <style:text-properties style:font-name="Arial1" fo:font-size="10pt" officeooo:rsid="000f09ed" officeooo:paragraph-rsid="000f09ed" style:font-size-asian="8.75pt" style:font-size-complex="10pt"/>
    </style:style>
    <style:style style:name="P8" style:family="paragraph" style:parent-style-name="Standard">
      <style:text-properties style:font-name="Arial1" fo:font-size="10pt" officeooo:rsid="000f09ed" officeooo:paragraph-rsid="0034d9a2" style:font-size-asian="8.75pt" style:font-size-complex="10pt"/>
    </style:style>
    <style:style style:name="P9" style:family="paragraph" style:parent-style-name="Standard">
      <style:text-properties style:font-name="Arial1" fo:font-size="10pt" officeooo:rsid="000ff664" officeooo:paragraph-rsid="000ff664" style:font-size-asian="8.75pt" style:font-size-complex="10pt"/>
    </style:style>
    <style:style style:name="P10" style:family="paragraph" style:parent-style-name="Standard">
      <style:text-properties style:font-name="Arial1" fo:font-size="10pt" officeooo:rsid="001241c1" officeooo:paragraph-rsid="001241c1" style:font-size-asian="8.75pt" style:font-size-complex="10pt"/>
    </style:style>
    <style:style style:name="P11" style:family="paragraph" style:parent-style-name="Standard">
      <style:text-properties style:font-name="Arial1" fo:font-size="10pt" officeooo:rsid="001241c1" officeooo:paragraph-rsid="0013177a" style:font-size-asian="8.75pt" style:font-size-complex="10pt"/>
    </style:style>
    <style:style style:name="P12" style:family="paragraph" style:parent-style-name="Standard">
      <style:text-properties style:font-name="Arial1" fo:font-size="10pt" officeooo:rsid="001f17af" officeooo:paragraph-rsid="001f17af" style:font-size-asian="8.75pt" style:font-size-complex="10pt"/>
    </style:style>
    <style:style style:name="P13" style:family="paragraph" style:parent-style-name="Standard">
      <style:text-properties style:font-name="Arial1" fo:font-size="10pt" officeooo:rsid="001ffdb4" officeooo:paragraph-rsid="001ffdb4" style:font-size-asian="8.75pt" style:font-size-complex="10pt"/>
    </style:style>
    <style:style style:name="P14" style:family="paragraph" style:parent-style-name="Standard">
      <style:text-properties style:font-name="Arial1" fo:font-size="10pt" officeooo:rsid="0030ad0c" officeooo:paragraph-rsid="0033e260" style:font-size-asian="8.75pt" style:font-size-complex="10pt"/>
    </style:style>
    <style:style style:name="P15" style:family="paragraph" style:parent-style-name="Standard">
      <style:text-properties style:font-name="Arial1" fo:font-size="10pt" fo:font-weight="normal" officeooo:rsid="000f09ed" officeooo:paragraph-rsid="000f09ed" style:font-size-asian="8.75pt" style:font-weight-asian="normal" style:font-size-complex="10pt" style:font-weight-complex="normal"/>
    </style:style>
    <style:style style:name="P16" style:family="paragraph" style:parent-style-name="Standard">
      <style:text-properties style:font-name="Arial1" fo:font-size="10pt" fo:font-weight="normal" officeooo:rsid="000ff664" officeooo:paragraph-rsid="000ff664" style:font-size-asian="8.75pt" style:font-weight-asian="normal" style:font-size-complex="10pt" style:font-weight-complex="normal"/>
    </style:style>
    <style:style style:name="P17" style:family="paragraph" style:parent-style-name="Standard">
      <style:text-properties style:font-name="Arial1" fo:font-size="10pt" fo:font-weight="normal" officeooo:rsid="0011912f" officeooo:paragraph-rsid="000ff664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font-name="Arial1" fo:font-size="10pt" fo:font-weight="normal" officeooo:rsid="0011912f" officeooo:paragraph-rsid="0011912f" style:font-size-asian="8.75pt" style:font-weight-asian="normal" style:font-size-complex="10pt" style:font-weight-complex="normal"/>
    </style:style>
    <style:style style:name="P19" style:family="paragraph" style:parent-style-name="Standard">
      <style:text-properties style:font-name="Arial1" fo:font-size="10pt" officeooo:rsid="000ff664" officeooo:paragraph-rsid="000ff664" fo:background-color="transparent" style:font-size-asian="8.75pt" style:font-size-complex="10pt"/>
    </style:style>
    <style:style style:name="P20" style:family="paragraph" style:parent-style-name="Standard">
      <style:text-properties style:font-name="Arial1" fo:font-size="10pt" officeooo:rsid="001241c1" officeooo:paragraph-rsid="001ab92b" fo:background-color="transparent" style:font-size-asian="10pt" style:font-size-complex="10pt"/>
    </style:style>
    <style:style style:name="P21" style:family="paragraph" style:parent-style-name="Standard">
      <style:text-properties style:font-name="Arial1" fo:font-size="10pt" officeooo:rsid="001241c1" officeooo:paragraph-rsid="0018c703" style:font-size-asian="10pt" style:font-size-complex="10pt"/>
    </style:style>
    <style:style style:name="P22" style:family="paragraph" style:parent-style-name="Standard">
      <style:text-properties style:font-name="Arial1" fo:font-size="10pt" officeooo:rsid="001c203b" officeooo:paragraph-rsid="001d38b2" style:font-size-asian="10pt" style:font-size-complex="10pt"/>
    </style:style>
    <style:style style:name="P23" style:family="paragraph" style:parent-style-name="Standard">
      <style:text-properties style:font-name="Arial1" fo:font-size="10pt" officeooo:rsid="0016ef7d" officeooo:paragraph-rsid="0032a3a7" style:font-size-asian="10pt" style:font-size-complex="10pt"/>
    </style:style>
    <style:style style:name="P24" style:family="paragraph" style:parent-style-name="Standard">
      <style:text-properties style:font-name="Arial1" fo:font-size="10pt" officeooo:rsid="001f17af" officeooo:paragraph-rsid="001f17af" style:font-size-asian="10pt" style:font-size-complex="10pt"/>
    </style:style>
    <style:style style:name="P25" style:family="paragraph" style:parent-style-name="Standard">
      <style:text-properties style:font-name="Arial1" fo:font-size="10pt" officeooo:rsid="002f8308" officeooo:paragraph-rsid="002f8308" style:font-size-asian="10pt" style:font-size-complex="10pt"/>
    </style:style>
    <style:style style:name="P26" style:family="paragraph" style:parent-style-name="Standard">
      <style:text-properties style:font-name="Arial1" fo:font-size="10pt" officeooo:rsid="0030ad0c" officeooo:paragraph-rsid="0033e260" style:font-size-asian="10pt" style:font-size-complex="10pt"/>
    </style:style>
    <style:style style:name="P27" style:family="paragraph" style:parent-style-name="Standard">
      <style:text-properties style:text-line-through-style="none" style:text-line-through-type="none" style:font-name="Arial1" fo:font-size="10pt" officeooo:rsid="0013177a" officeooo:paragraph-rsid="001241c1" style:font-size-asian="8.75pt" style:font-size-complex="10pt"/>
    </style:style>
    <style:style style:name="P28" style:family="paragraph" style:parent-style-name="Standard">
      <style:text-properties style:text-line-through-style="none" style:text-line-through-type="none" style:font-name="Arial1" fo:font-size="10pt" officeooo:rsid="0013177a" officeooo:paragraph-rsid="0013177a" style:font-size-asian="8.75pt" style:font-size-complex="10pt"/>
    </style:style>
    <style:style style:name="P29" style:family="paragraph" style:parent-style-name="Standard">
      <style:text-properties style:text-line-through-style="none" style:text-line-through-type="none" style:font-name="Arial1" fo:font-size="10pt" officeooo:rsid="0014d81f" officeooo:paragraph-rsid="0013177a" style:font-size-asian="8.75pt" style:font-size-complex="10pt"/>
    </style:style>
    <style:style style:name="P30" style:family="paragraph" style:parent-style-name="Standard">
      <style:text-properties style:text-line-through-style="none" style:text-line-through-type="none" style:font-name="Arial1" fo:font-size="10pt" style:text-underline-style="none" officeooo:rsid="0014d81f" officeooo:paragraph-rsid="0013177a" style:font-size-asian="8.75pt" style:font-size-complex="10pt"/>
    </style:style>
    <style:style style:name="P31" style:family="paragraph" style:parent-style-name="Standard">
      <style:text-properties style:text-line-through-style="none" style:text-line-through-type="none" style:font-name="Arial1" fo:font-size="10pt" style:text-underline-style="none" officeooo:rsid="001f17af" officeooo:paragraph-rsid="001f17af" style:font-size-asian="8.75pt" style:font-size-complex="10pt"/>
    </style:style>
    <style:style style:name="P32" style:family="paragraph" style:parent-style-name="Standard">
      <style:text-properties style:text-line-through-style="none" style:text-line-through-type="none" style:font-name="Arial1" fo:font-size="10pt" style:text-underline-style="none" officeooo:rsid="0014d81f" officeooo:paragraph-rsid="0016ef7d" style:font-size-asian="10pt" style:font-size-complex="10pt"/>
    </style:style>
    <style:style style:name="P33" style:family="paragraph" style:parent-style-name="Standard">
      <style:text-properties style:text-line-through-style="none" style:text-line-through-type="none" style:font-name="Arial1" fo:font-size="10pt" style:text-underline-style="none" officeooo:rsid="0014d81f" officeooo:paragraph-rsid="001ab92b" style:font-size-asian="10pt" style:font-size-complex="10pt"/>
    </style:style>
    <style:style style:name="P34" style:family="paragraph" style:parent-style-name="Standard">
      <style:text-properties style:text-line-through-style="none" style:text-line-through-type="none" style:font-name="Arial1" fo:font-size="10pt" style:text-underline-style="none" officeooo:rsid="0014d81f" officeooo:paragraph-rsid="0013177a" style:font-size-asian="10pt" style:font-size-complex="10pt"/>
    </style:style>
    <style:style style:name="P35" style:family="paragraph" style:parent-style-name="Standard">
      <style:text-properties style:text-line-through-style="none" style:text-line-through-type="none" style:font-name="Arial1" fo:font-size="10pt" style:text-underline-style="none" officeooo:rsid="001d38b2" officeooo:paragraph-rsid="0016ef7d" style:font-size-asian="10pt" style:font-size-complex="10pt"/>
    </style:style>
    <style:style style:name="P36" style:family="paragraph" style:parent-style-name="Standard">
      <style:text-properties style:text-line-through-style="none" style:text-line-through-type="none" style:font-name="Arial1" fo:font-size="10pt" style:text-underline-style="none" officeooo:rsid="001f17af" officeooo:paragraph-rsid="001f17af" style:font-size-asian="10pt" style:font-size-complex="10pt"/>
    </style:style>
    <style:style style:name="P37" style:family="paragraph" style:parent-style-name="Standard">
      <style:text-properties style:text-line-through-style="none" style:text-line-through-type="none" style:font-name="Arial1" fo:font-size="10pt" style:text-underline-style="none" officeooo:rsid="002f8308" officeooo:paragraph-rsid="002f8308" fo:background-color="#ffcc99" style:font-size-asian="10pt" style:font-size-complex="10pt"/>
    </style:style>
    <style:style style:name="P38" style:family="paragraph" style:parent-style-name="Standard">
      <style:text-properties style:text-line-through-style="none" style:text-line-through-type="none" style:font-name="Arial1" fo:font-size="10pt" style:text-underline-style="none" officeooo:rsid="0030ad0c" officeooo:paragraph-rsid="0030ad0c" fo:background-color="transparent" style:font-size-asian="10pt" style:font-size-complex="10pt"/>
    </style:style>
    <style:style style:name="P39" style:family="paragraph" style:parent-style-name="Standard">
      <style:text-properties style:text-line-through-style="none" style:text-line-through-type="none" style:font-name="Arial1" fo:font-size="10pt" officeooo:rsid="0014d81f" officeooo:paragraph-rsid="0016ef7d" style:font-size-asian="10pt" style:font-size-complex="10pt"/>
    </style:style>
    <style:style style:name="P40" style:family="paragraph" style:parent-style-name="Standard">
      <style:text-properties style:text-line-through-style="none" style:text-line-through-type="none" style:font-name="Arial1" fo:font-size="10pt" officeooo:rsid="0014d81f" officeooo:paragraph-rsid="001ab92b" style:font-size-asian="10pt" style:font-size-complex="10pt"/>
    </style:style>
    <style:style style:name="P41" style:family="paragraph" style:parent-style-name="Standard">
      <style:text-properties style:text-line-through-style="none" style:text-line-through-type="none" style:font-name="Arial1" fo:font-size="10pt" style:text-underline-style="none" officeooo:rsid="001ffdb4" officeooo:paragraph-rsid="001ffdb4" style:font-size-asian="8.75pt" style:font-size-complex="10pt"/>
    </style:style>
    <style:style style:name="T1" style:family="text">
      <style:text-properties officeooo:rsid="0008c154"/>
    </style:style>
    <style:style style:name="T2" style:family="text">
      <style:text-properties officeooo:rsid="000a6227"/>
    </style:style>
    <style:style style:name="T3" style:family="text">
      <style:text-properties officeooo:rsid="000bbae1"/>
    </style:style>
    <style:style style:name="T4" style:family="text">
      <style:text-properties officeooo:rsid="000d946b"/>
    </style:style>
    <style:style style:name="T5" style:family="text">
      <style:text-properties officeooo:rsid="000f09e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1912f" style:font-weight-asian="normal" style:font-weight-complex="normal"/>
    </style:style>
    <style:style style:name="T8" style:family="text">
      <style:text-properties fo:font-weight="normal" officeooo:rsid="001241c1" style:font-weight-asian="normal" style:font-weight-complex="normal"/>
    </style:style>
    <style:style style:name="T9" style:family="text">
      <style:text-properties fo:font-weight="normal" officeooo:rsid="00242ed4" style:font-weight-asian="normal" style:font-weight-complex="normal"/>
    </style:style>
    <style:style style:name="T10" style:family="text">
      <style:text-properties fo:font-weight="normal" officeooo:rsid="0029ede9" style:font-weight-asian="normal" style:font-weight-complex="normal"/>
    </style:style>
    <style:style style:name="T11" style:family="text">
      <style:text-properties fo:font-weight="normal" officeooo:rsid="0034d9a2" style:font-weight-asian="normal" style:font-weight-complex="normal"/>
    </style:style>
    <style:style style:name="T12" style:family="text">
      <style:text-properties fo:font-weight="normal" officeooo:rsid="00401352" style:font-weight-asian="normal" style:font-weight-complex="normal"/>
    </style:style>
    <style:style style:name="T13" style:family="text">
      <style:text-properties officeooo:rsid="001241c1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style:text-line-through-style="none" style:text-line-through-type="none" officeooo:rsid="0013177a"/>
    </style:style>
    <style:style style:name="T16" style:family="text">
      <style:text-properties style:text-line-through-style="none" style:text-line-through-type="none" officeooo:rsid="0014d81f"/>
    </style:style>
    <style:style style:name="T17" style:family="text">
      <style:text-properties style:text-line-through-style="none" style:text-line-through-type="none" style:text-underline-style="none"/>
    </style:style>
    <style:style style:name="T18" style:family="text">
      <style:text-properties style:text-line-through-style="none" style:text-line-through-type="none" style:text-underline-style="none" officeooo:rsid="0014d81f"/>
    </style:style>
    <style:style style:name="T19" style:family="text">
      <style:text-properties style:text-line-through-style="none" style:text-line-through-type="none" style:text-underline-style="none" officeooo:rsid="001d05c1"/>
    </style:style>
    <style:style style:name="T20" style:family="text">
      <style:text-properties style:text-line-through-style="none" style:text-line-through-type="none" style:text-underline-style="none" fo:background-color="#ffcc99" loext:char-shading-value="0"/>
    </style:style>
    <style:style style:name="T21" style:family="text">
      <style:text-properties style:text-line-through-style="none" style:text-line-through-type="none" style:text-underline-style="none" officeooo:rsid="001d05c1" fo:background-color="#ffcc99" loext:char-shading-value="0"/>
    </style:style>
    <style:style style:name="T22" style:family="text">
      <style:text-properties style:text-line-through-style="none" style:text-line-through-type="none" style:text-underline-style="none" fo:background-color="transparent" loext:char-shading-value="0"/>
    </style:style>
    <style:style style:name="T23" style:family="text">
      <style:text-properties style:text-line-through-style="none" style:text-line-through-type="none" style:text-underline-style="none" officeooo:rsid="001d05c1" fo:background-color="transparent" loext:char-shading-value="0"/>
    </style:style>
    <style:style style:name="T24" style:family="text">
      <style:text-properties style:text-line-through-style="none" style:text-line-through-type="none" style:text-underline-style="none" officeooo:rsid="0016ef7d" fo:background-color="transparent" loext:char-shading-value="0"/>
    </style:style>
    <style:style style:name="T25" style:family="text">
      <style:text-properties style:text-line-through-style="none" style:text-line-through-type="none" style:text-underline-style="none" officeooo:rsid="001d38b2" fo:background-color="transparent" loext:char-shading-value="0"/>
    </style:style>
    <style:style style:name="T26" style:family="text">
      <style:text-properties style:text-line-through-style="none" style:text-line-through-type="none" style:text-underline-style="none" officeooo:rsid="0013177a" fo:background-color="transparent" loext:char-shading-value="0"/>
    </style:style>
    <style:style style:name="T27" style:family="text">
      <style:text-properties style:text-line-through-style="none" style:text-line-through-type="none" style:text-underline-style="none" officeooo:rsid="003335ae" fo:background-color="transparent" loext:char-shading-value="0"/>
    </style:style>
    <style:style style:name="T28" style:family="text">
      <style:text-properties style:text-line-through-style="none" style:text-line-through-type="none" style:text-underline-style="none" officeooo:rsid="0033e260" fo:background-color="transparent" loext:char-shading-value="0"/>
    </style:style>
    <style:style style:name="T29" style:family="text">
      <style:text-properties style:text-line-through-style="none" style:text-line-through-type="none" style:text-underline-style="none" fo:background-color="transparent" loext:char-shading-value="0" style:font-size-asian="10pt"/>
    </style:style>
    <style:style style:name="T30" style:family="text">
      <style:text-properties style:text-line-through-style="none" style:text-line-through-type="none" style:text-underline-style="none" officeooo:rsid="0033e260" fo:background-color="transparent" loext:char-shading-value="0" style:font-size-asian="10pt"/>
    </style:style>
    <style:style style:name="T31" style:family="text">
      <style:text-properties style:text-line-through-style="none" style:text-line-through-type="none" style:text-underline-style="none" fo:background-color="#ffccff" loext:char-shading-value="0"/>
    </style:style>
    <style:style style:name="T32" style:family="text">
      <style:text-properties style:text-line-through-style="none" style:text-line-through-type="none" style:text-underline-style="none" officeooo:rsid="001d05c1" fo:background-color="#ffccff" loext:char-shading-value="0"/>
    </style:style>
    <style:style style:name="T33" style:family="text">
      <style:text-properties style:text-line-through-style="none" style:text-line-through-type="none" style:text-underline-style="none" officeooo:rsid="001d38b2" fo:background-color="#ffccff" loext:char-shading-value="0"/>
    </style:style>
    <style:style style:name="T34" style:family="text">
      <style:text-properties style:text-line-through-style="none" style:text-line-through-type="none" style:text-underline-style="none" officeooo:rsid="0013177a" fo:background-color="#ffccff" loext:char-shading-value="0"/>
    </style:style>
    <style:style style:name="T35" style:family="text">
      <style:text-properties style:text-line-through-style="none" style:text-line-through-type="none" style:text-underline-style="none" officeooo:rsid="0026f70b" fo:background-color="#ffccff" loext:char-shading-value="0"/>
    </style:style>
    <style:style style:name="T36" style:family="text">
      <style:text-properties style:text-line-through-style="none" style:text-line-through-type="none" style:text-underline-style="none" officeooo:rsid="002ede7a" fo:background-color="#ffccff" loext:char-shading-value="0"/>
    </style:style>
    <style:style style:name="T37" style:family="text">
      <style:text-properties style:text-line-through-style="none" style:text-line-through-type="none" style:text-underline-style="none" officeooo:rsid="001241c1" fo:background-color="#ffccff" loext:char-shading-value="0"/>
    </style:style>
    <style:style style:name="T38" style:family="text">
      <style:text-properties style:text-line-through-style="none" style:text-line-through-type="none" style:text-underline-style="none" officeooo:rsid="0016ef7d" fo:background-color="#ffccff" loext:char-shading-value="0"/>
    </style:style>
    <style:style style:name="T39" style:family="text">
      <style:text-properties style:text-line-through-style="none" style:text-line-through-type="none" style:text-underline-style="none" officeooo:rsid="001d38b2"/>
    </style:style>
    <style:style style:name="T40" style:family="text">
      <style:text-properties style:text-line-through-style="none" style:text-line-through-type="none" style:text-underline-style="none" fo:background-color="#dddddd" loext:char-shading-value="0"/>
    </style:style>
    <style:style style:name="T41" style:family="text">
      <style:text-properties style:text-line-through-style="none" style:text-line-through-type="none" style:text-underline-style="none" officeooo:rsid="0013177a" fo:background-color="#dddddd" loext:char-shading-value="0"/>
    </style:style>
    <style:style style:name="T42" style:family="text">
      <style:text-properties style:text-line-through-style="none" style:text-line-through-type="none" style:text-underline-style="none" officeooo:rsid="0026f70b" fo:background-color="#dddddd" loext:char-shading-value="0"/>
    </style:style>
    <style:style style:name="T43" style:family="text">
      <style:text-properties style:text-line-through-style="none" style:text-line-through-type="none" style:text-underline-style="none" officeooo:rsid="002ede7a" fo:background-color="#dddddd" loext:char-shading-value="0"/>
    </style:style>
    <style:style style:name="T44" style:family="text">
      <style:text-properties style:text-line-through-style="none" style:text-line-through-type="none" style:text-underline-style="none" officeooo:rsid="001241c1" fo:background-color="#dddddd" loext:char-shading-value="0"/>
    </style:style>
    <style:style style:name="T45" style:family="text">
      <style:text-properties style:text-line-through-style="none" style:text-line-through-type="none" style:text-underline-style="none" officeooo:rsid="001d38b2" fo:background-color="#dddddd" loext:char-shading-value="0"/>
    </style:style>
    <style:style style:name="T46" style:family="text">
      <style:text-properties style:text-line-through-style="none" style:text-line-through-type="none" style:text-underline-style="none" officeooo:rsid="003335ae" fo:background-color="#dddddd" loext:char-shading-value="0"/>
    </style:style>
    <style:style style:name="T47" style:family="text">
      <style:text-properties style:text-line-through-style="none" style:text-line-through-type="none" style:text-underline-style="none" officeooo:rsid="0034be08" fo:background-color="#dddddd" loext:char-shading-value="0"/>
    </style:style>
    <style:style style:name="T48" style:family="text">
      <style:text-properties style:text-line-through-style="none" style:text-line-through-type="none" style:text-underline-style="none" officeooo:rsid="001ffdb4"/>
    </style:style>
    <style:style style:name="T49" style:family="text">
      <style:text-properties style:text-line-through-style="none" style:text-line-through-type="none" style:text-underline-style="none" officeooo:rsid="002496d8"/>
    </style:style>
    <style:style style:name="T50" style:family="text">
      <style:text-properties style:text-line-through-style="none" style:text-line-through-type="none" style:text-underline-style="none" officeooo:rsid="0026f70b"/>
    </style:style>
    <style:style style:name="T51" style:family="text">
      <style:text-properties style:text-line-through-style="none" style:text-line-through-type="none" style:text-underline-style="none" officeooo:rsid="003b9e8b"/>
    </style:style>
    <style:style style:name="T52" style:family="text">
      <style:text-properties style:text-line-through-style="none" style:text-line-through-type="none" officeooo:rsid="0016ef7d"/>
    </style:style>
    <style:style style:name="T53" style:family="text">
      <style:text-properties style:text-line-through-style="none" style:text-line-through-type="none" fo:background-color="#cfe7f5" loext:char-shading-value="0"/>
    </style:style>
    <style:style style:name="T54" style:family="text">
      <style:text-properties style:text-line-through-style="none" style:text-line-through-type="none" officeooo:rsid="002496d8" fo:background-color="#cfe7f5" loext:char-shading-value="0"/>
    </style:style>
    <style:style style:name="T55" style:family="text">
      <style:text-properties style:text-line-through-style="none" style:text-line-through-type="none" officeooo:rsid="0013177a" fo:background-color="#cfe7f5" loext:char-shading-value="0"/>
    </style:style>
    <style:style style:name="T56" style:family="text">
      <style:text-properties style:text-line-through-style="none" style:text-line-through-type="none" officeooo:rsid="00260c52" fo:background-color="#cfe7f5" loext:char-shading-value="0"/>
    </style:style>
    <style:style style:name="T57" style:family="text">
      <style:text-properties style:text-line-through-style="none" style:text-line-through-type="none" officeooo:rsid="002d9a33" fo:background-color="#cfe7f5" loext:char-shading-value="0"/>
    </style:style>
    <style:style style:name="T58" style:family="text">
      <style:text-properties style:text-line-through-style="none" style:text-line-through-type="none" officeooo:rsid="0013177a" fo:background-color="#ccff66" loext:char-shading-value="0"/>
    </style:style>
    <style:style style:name="T59" style:family="text">
      <style:text-properties style:text-line-through-style="none" style:text-line-through-type="none" officeooo:rsid="002496d8" fo:background-color="#ccff66" loext:char-shading-value="0"/>
    </style:style>
    <style:style style:name="T60" style:family="text">
      <style:text-properties style:text-line-through-style="none" style:text-line-through-type="none" officeooo:rsid="001ab92b"/>
    </style:style>
    <style:style style:name="T61" style:family="text">
      <style:text-properties style:text-line-through-style="none" style:text-line-through-type="none" officeooo:rsid="0013177a" fo:background-color="#ffcc99" loext:char-shading-value="0"/>
    </style:style>
    <style:style style:name="T62" style:family="text">
      <style:text-properties style:text-line-through-style="none" style:text-line-through-type="none" officeooo:rsid="001ab92b" fo:background-color="#ffcc99" loext:char-shading-value="0"/>
    </style:style>
    <style:style style:name="T63" style:family="text">
      <style:text-properties style:text-line-through-style="none" style:text-line-through-type="none" officeooo:rsid="001c203b" fo:background-color="#ffcc99" loext:char-shading-value="0"/>
    </style:style>
    <style:style style:name="T64" style:family="text">
      <style:text-properties style:text-line-through-style="none" style:text-line-through-type="none" officeooo:rsid="0026f70b" fo:background-color="#ffcc99" loext:char-shading-value="0"/>
    </style:style>
    <style:style style:name="T65" style:family="text">
      <style:text-properties style:text-line-through-style="none" style:text-line-through-type="none" fo:background-color="#ffccff" loext:char-shading-value="0"/>
    </style:style>
    <style:style style:name="T66" style:family="text">
      <style:text-properties style:text-line-through-style="none" style:text-line-through-type="none" officeooo:rsid="0013177a" fo:background-color="#ffccff" loext:char-shading-value="0"/>
    </style:style>
    <style:style style:name="T67" style:family="text">
      <style:text-properties style:text-line-through-style="none" style:text-line-through-type="none" officeooo:rsid="0016ef7d" fo:background-color="#ffccff" loext:char-shading-value="0"/>
    </style:style>
    <style:style style:name="T68" style:family="text">
      <style:text-properties style:text-line-through-style="none" style:text-line-through-type="none" officeooo:rsid="00260c52" fo:background-color="#ffccff" loext:char-shading-value="0"/>
    </style:style>
    <style:style style:name="T69" style:family="text">
      <style:text-properties style:text-line-through-style="none" style:text-line-through-type="none" officeooo:rsid="002ede7a" fo:background-color="#ffccff" loext:char-shading-value="0"/>
    </style:style>
    <style:style style:name="T70" style:family="text">
      <style:text-properties style:text-line-through-style="none" style:text-line-through-type="none" fo:background-color="#dddddd" loext:char-shading-value="0"/>
    </style:style>
    <style:style style:name="T71" style:family="text">
      <style:text-properties style:text-line-through-style="none" style:text-line-through-type="none" officeooo:rsid="0013177a" fo:background-color="#dddddd" loext:char-shading-value="0"/>
    </style:style>
    <style:style style:name="T72" style:family="text">
      <style:text-properties style:text-line-through-style="none" style:text-line-through-type="none" officeooo:rsid="00260c52" fo:background-color="#dddddd" loext:char-shading-value="0"/>
    </style:style>
    <style:style style:name="T73" style:family="text">
      <style:text-properties style:text-line-through-style="none" style:text-line-through-type="none" officeooo:rsid="0014d81f" fo:background-color="#dddddd" loext:char-shading-value="0"/>
    </style:style>
    <style:style style:name="T74" style:family="text">
      <style:text-properties style:text-line-through-style="none" style:text-line-through-type="none" officeooo:rsid="002ede7a" fo:background-color="#dddddd" loext:char-shading-value="0"/>
    </style:style>
    <style:style style:name="T75" style:family="text">
      <style:text-properties style:text-line-through-style="none" style:text-line-through-type="none" officeooo:rsid="002496d8"/>
    </style:style>
    <style:style style:name="T76" style:family="text">
      <style:text-properties style:text-line-through-style="none" style:text-line-through-type="none" officeooo:rsid="002d9a33"/>
    </style:style>
    <style:style style:name="T77" style:family="text">
      <style:text-properties officeooo:rsid="00223b80"/>
    </style:style>
    <style:style style:name="T78" style:family="text">
      <style:text-properties fo:background-color="#ffff99" loext:char-shading-value="0"/>
    </style:style>
    <style:style style:name="T79" style:family="text">
      <style:text-properties fo:background-color="#cc99cc" loext:char-shading-value="0"/>
    </style:style>
    <style:style style:name="T80" style:family="text">
      <style:text-properties officeooo:rsid="00240063"/>
    </style:style>
    <style:style style:name="T81" style:family="text">
      <style:text-properties officeooo:rsid="00242ed4"/>
    </style:style>
    <style:style style:name="T82" style:family="text">
      <style:text-properties officeooo:rsid="002496d8"/>
    </style:style>
    <style:style style:name="T83" style:family="text">
      <style:text-properties officeooo:rsid="00260c52"/>
    </style:style>
    <style:style style:name="T84" style:family="text">
      <style:text-properties officeooo:rsid="002d9a33"/>
    </style:style>
    <style:style style:name="T85" style:family="text">
      <style:text-properties style:use-window-font-color="true" loext:opacity="0%" style:text-line-through-style="none" style:text-line-through-type="none" style:text-underline-style="none" fo:background-color="#ffcc99" loext:char-shading-value="0"/>
    </style:style>
    <style:style style:name="T86" style:family="text">
      <style:text-properties officeooo:rsid="0036c7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 Given the location of the toe at point T = (Tx, Ty, Tz), find the servo rotation angles for the hip Rh, knee Rk and ankle Ra with angles expresse<text:span text:style-name="T77">d</text:span> in degrees.</text:p>
      <text:p text:style-name="P1"/>
      <text:p text:style-name="P1">Approach: Find the coordinates of the ankle (Ax, Ay, Az) and from there calculate the angles.</text:p>
      <text:p text:style-name="P1"/>
      <text:p text:style-name="P3">Finding the hip angle is straight forward. Looking down from above, the leg’s projection in the xz plane is a straight line that is the hypotenuse of a right angled triangle <text:span text:style-name="T1">with the X axis, with the hip angle between these 2 lines. Therefore:</text:span></text:p>
      <text:p text:style-name="P3"><text:s text:c="3"/><text:span text:style-name="T1">tan(Rh) = Tz/Tx, or Rh = arctan(Tz/Tx) <text:s text:c="10"/>// </text:span><text:span text:style-name="T86">spreadsheet uses ATAN2(x,y) function</text:span></text:p>
      <text:p text:style-name="P3"/>
      <text:p text:style-name="P4">Based on this, we can use Rh in calculating the ankle coordinates.</text:p>
      <text:p text:style-name="P1"/>
      <text:p text:style-name="P1">To reduce the 3D problem to 2D, envision rotating the hip servo <text:span text:style-name="T1">so its angle is zero, and the leg is sticking straight sideways.</text:span></text:p>
      <text:p text:style-name="P1"/>
      <text:p text:style-name="P4">Viewing from the top again, we have a plane that’s like (x,y) coordinates but in our case is (x,z) <text:span text:style-name="T3">with the x axis going outward from the center of the robot, and the z axis going forward.</text:span></text:p>
      <text:p text:style-name="P4"/>
      <text:p text:style-name="P4">The formula for rotating a 2D vector (x,y) through a counter clockwise angle T is:</text:p>
      <text:p text:style-name="P4"><text:s text:c="3"/>(x,y) --&gt; ( x*cos(T) - y*sin(T) , <text:span text:style-name="T80">x</text:span>*sin(T) + y*cos(T) )</text:p>
      <text:p text:style-name="P4"/>
      <text:p text:style-name="P4">to apply this to <text:span text:style-name="T3">the path of the toe in </text:span>our case, we have to:</text:p>
      <text:p text:style-name="P4">- account for our angle being clockwise</text:p>
      <text:p text:style-name="P4">- acco<text:span text:style-name="T2">u</text:span>nt for our different coordinates</text:p>
      <text:p text:style-name="P4"/>
      <text:p text:style-name="P5">if (Ux, Uy, Uz) represents the rotated position of the toe, then:</text:p>
      <text:p text:style-name="P5"><text:s text:c="3"/>Ux = Tx * cos(-Rh) - Tz * sin(-Rh) <text:s text:c="5"/>// from x coordinate of 2D vector rotation formula</text:p>
      <text:p text:style-name="P5"><text:s text:c="3"/>Uy = Ty <text:s text:c="46"/>// our rotation doesn’t change the y coordinate of any points</text:p>
      <text:p text:style-name="P5"><text:s text:c="3"/>Uz = 0 <text:s text:c="48"/>// we selected our rotation to give this</text:p>
      <text:p text:style-name="P5"/>
      <text:p text:style-name="P6">Now let’s look at the plane where z = 0, containing our rotated leg sticking straight out sideways.</text:p>
      <text:p text:style-name="P6"><text:s/></text:p>
      <text:p text:style-name="P2">The ankle lies on a circle of radius 7.5 cm, centred on the knee which is 2.5 cm from the origin, </text:p>
      <text:p text:style-name="P2"><text:s text:c="7"/>above the hip servo, <text:span text:style-name="T4">at y=0</text:span>.</text:p>
      <text:p text:style-name="P1">It also lies on a circle with radius 11 cm, centred on the toe, <text:span text:style-name="T4">at (Ux, Uy, Uz)</text:span></text:p>
      <text:p text:style-name="P1"/>
      <text:p text:style-name="P6">The formula for a circle is ( x - Xc)^2 + (y - Yc)^2 = r^2</text:p>
      <text:p text:style-name="P6"><text:s text:c="2"/><text:span text:style-name="T5">where (Xc,Yc) is the center, and r is the radius</text:span></text:p>
      <text:p text:style-name="P6"/>
      <text:p text:style-name="P7">The equation for the first circle is:</text:p>
      <text:p text:style-name="P7"><text:s text:c="5"/>(x - 2.5)^2 + (y - 0)^2 = 7.5^2</text:p>
      <text:p text:style-name="P7"><text:s text:c="5"/><text:span text:style-name="T78">x^2</text:span> -5*x <text:s/>+ <text:span text:style-name="T79">y^2</text:span> = 5<text:span text:style-name="T84">0</text:span><text:span text:style-name="T13"> <text:s text:c="14"/></text:span><text:s text:c="42"/>(1)</text:p>
      <text:p text:style-name="P7"/>
      <text:p text:style-name="P7">for the second circle:</text:p>
      <text:p text:style-name="P7"><text:s text:c="4"/>(x - Ux)^2 + (y - Uy)^2 = 11^2</text:p>
      <text:p text:style-name="P8"><text:s text:c="4"/><text:span text:style-name="T78">x^2</text:span> -2*x*Ux + U<text:span text:style-name="T81">x</text:span>^2 + <text:span text:style-name="T79">y^2</text:span> -2*y*<text:span text:style-name="T6">U</text:span><text:span text:style-name="T10">y</text:span><text:span text:style-name="T6"> + Uy^2 = 121 <text:s text:c="13"/>(2) <text:s text:c="3"/></text:span><text:span text:style-name="T11">(y - Uy)^2 = 121 - (x - Ux)^2, <text:s/>y = </text:span><text:span text:style-name="T12">+/- </text:span><text:span text:style-name="T11">sqrt( 121 - (x - Ux)^2 ) <text:s/>+ Uy</text:span></text:p>
      <text:p text:style-name="P15"/>
      <text:p text:style-name="P15">subtracting equation (2) from equation (1)...</text:p>
      <text:p text:style-name="P19"><text:soft-page-break/><text:span text:style-name="T6">-5*x </text:span><text:span text:style-name="T9">+ </text:span><text:span text:style-name="T6">2*Ux*x <text:s/>- Ux^2 + 2*Uy*y - Uy^2 = 5</text:span><text:span text:style-name="T8">0</text:span><text:span text:style-name="T6"> - 121</text:span></text:p>
      <text:p text:style-name="P16"/>
      <text:p text:style-name="P16">rearranging...</text:p>
      <text:p text:style-name="P9"><text:span text:style-name="T6">x*(-5 </text:span><text:span text:style-name="T9">+ </text:span><text:span text:style-name="T6">2*Ux) </text:span><text:span text:style-name="T7">+ y*(2*Uy) = <text:s/></text:span><text:span text:style-name="T9">50 - 121 </text:span><text:span text:style-name="T7">+ Ux^2 + Uy^2</text:span></text:p>
      <text:p text:style-name="P17"/>
      <text:p text:style-name="P18">y = ( -7<text:span text:style-name="T84">1</text:span> + Ux^2 + Uy^2) - x*(-5 <text:span text:style-name="T81">+ </text:span>2*Ux) <text:s text:c="35"/>(3)</text:p>
      <text:p text:style-name="P18"><text:s text:c="6"/>----------------------------------------------</text:p>
      <text:p text:style-name="P18"><text:s text:c="22"/>2 * U<text:span text:style-name="T81">y</text:span></text:p>
      <text:p text:style-name="P18"/>
      <text:p text:style-name="P18">substituting y as defined by (3) back into equation (1)</text:p>
      <text:p text:style-name="P1"/>
      <text:p text:style-name="P10">x^2 - <text:span text:style-name="T14">5*x + ( <text:s/>(</text:span><text:span text:style-name="T53">-</text:span><text:span text:style-name="T54">7</text:span><text:span text:style-name="T57">1</text:span><text:span text:style-name="T53"> +Ux^2 + Uy^2</text:span><text:span text:style-name="T15">) -</text:span><text:span text:style-name="T59">x*</text:span><text:span text:style-name="T58">(-5 + 2*Ux)</text:span><text:span text:style-name="T15"> )^2 <text:s/>- </text:span><text:span text:style-name="T75">50 = 0</text:span></text:p>
      <text:p text:style-name="P27"><text:s text:c="22"/>-------------------------------------------------</text:p>
      <text:p text:style-name="P27"><text:s text:c="43"/>(2 * U<text:span text:style-name="T82">y</text:span>)^2</text:p>
      <text:p text:style-name="P28"/>
      <text:p text:style-name="P11"><text:span text:style-name="T15">x^2 - 5*x + <text:s/>(</text:span><text:span text:style-name="T55">-</text:span><text:span text:style-name="T54">7</text:span><text:span text:style-name="T57">1</text:span><text:span text:style-name="T53"> +Ux^2 + Uy^2</text:span><text:span text:style-name="T15">)^2 - 2*((-</text:span><text:span text:style-name="T75">7</text:span><text:span text:style-name="T76">1</text:span><text:span text:style-name="T53"> + Ux^2 + Uy^2</text:span><text:span text:style-name="T15">) * </text:span><text:span text:style-name="T75">x *</text:span><text:span text:style-name="T15">(-</text:span><text:span text:style-name="T58">5 + 2*Ux</text:span><text:span text:style-name="T15">)) + ((-</text:span><text:span text:style-name="T58">5 + 2*Ux</text:span><text:span text:style-name="T15">)*x)^2 <text:s text:c="2"/>- <text:s/></text:span><text:span text:style-name="T16">50 <text:s/>= 0</text:span></text:p>
      <text:p text:style-name="P29"><text:s text:c="19"/>------------------------------------------------------------------------------------------------------------</text:p>
      <text:p text:style-name="P11"><text:span text:style-name="T16"><text:s text:c="61"/>4* </text:span><text:span text:style-name="T18">U</text:span><text:span text:style-name="T49">y</text:span><text:span text:style-name="T18">^2</text:span></text:p>
      <text:p text:style-name="P30"/>
      <text:p text:style-name="P21"><text:span text:style-name="T15">x^2 - 5*x <text:s/>+ (</text:span><text:span text:style-name="T55">-</text:span><text:span text:style-name="T54">7</text:span><text:span text:style-name="T57">1</text:span><text:span text:style-name="T53"> + Ux^2 + Uy^2</text:span><text:span text:style-name="T15">)^2 - </text:span><text:span text:style-name="T75">2</text:span><text:span text:style-name="T15">*((-</text:span><text:span text:style-name="T53">7</text:span><text:span text:style-name="T57">1</text:span><text:span text:style-name="T54"> </text:span><text:span text:style-name="T53">+ Ux^2 + Uy^2</text:span><text:span text:style-name="T15">)*-</text:span><text:span text:style-name="T52">5*x - </text:span><text:span text:style-name="T15">2*((</text:span><text:span text:style-name="T55">-</text:span><text:span text:style-name="T56">7</text:span><text:span text:style-name="T57">1</text:span><text:span text:style-name="T53"> + Ux^2 + Uy^2</text:span><text:span text:style-name="T15">)*2*Ux)*x) + ((-</text:span><text:span text:style-name="T58">5 + 2*Ux</text:span><text:span text:style-name="T15">)*x)^2 <text:s/>- <text:s/></text:span><text:span text:style-name="T16">50 <text:s/>= 0</text:span></text:p>
      <text:p text:style-name="P39"><text:s text:c="17"/>----------------------------------------------------------------------------------------------------------------------------------------------</text:p>
      <text:p text:style-name="P32"><text:s text:c="61"/>4* U<text:span text:style-name="T83">y</text:span>^2</text:p>
      <text:p text:style-name="P32"/>
      <text:p text:style-name="P20"><text:span text:style-name="T61">x^2</text:span><text:span text:style-name="T15"> - </text:span><text:span text:style-name="T66">5*x</text:span><text:span text:style-name="T15"> + <text:s/></text:span><text:span text:style-name="T71">(-</text:span><text:span text:style-name="T72">7</text:span><text:span text:style-name="T74">1</text:span><text:span text:style-name="T70">+Ux^2+Uy^2</text:span><text:span text:style-name="T71">)^2 -</text:span><text:span text:style-name="T15"> </text:span><text:span text:style-name="T66">2*(-</text:span><text:span text:style-name="T68">7</text:span><text:span text:style-name="T69">1</text:span><text:span text:style-name="T65">+Ux^2+Uy^2</text:span><text:span text:style-name="T66">)*-</text:span><text:span text:style-name="T67">5</text:span><text:span text:style-name="T52">*x - </text:span><text:span text:style-name="T66">2*((-</text:span><text:span text:style-name="T68">7</text:span><text:span text:style-name="T69">1</text:span><text:span text:style-name="T65">+Ux^2+Uy^2</text:span><text:span text:style-name="T66">)*2*Ux</text:span><text:span text:style-name="T15">)*x) + <text:s/></text:span><text:span text:style-name="T62">25*x^2 -</text:span><text:span text:style-name="T60"> </text:span><text:span text:style-name="T62">20*Ux*x</text:span><text:span text:style-name="T64">^2</text:span><text:span text:style-name="T60"> + </text:span><text:span text:style-name="T63">4*</text:span><text:span text:style-name="T62">Ux^2</text:span><text:span text:style-name="T60">*x^2</text:span><text:span text:style-name="T15"> <text:s text:c="3"/>- <text:s text:c="2"/></text:span><text:span text:style-name="T73">50</text:span><text:span text:style-name="T16"> <text:s/>= <text:s/>0</text:span></text:p>
      <text:p text:style-name="P40"><text:s text:c="18"/>----------------------------------------------------------------------------------------------------------------------------------------------------------</text:p>
      <text:p text:style-name="P33"><text:s text:c="61"/>4* U<text:span text:style-name="T83">y</text:span>^2</text:p>
      <text:p text:style-name="P33"/>
      <text:p text:style-name="P22"><text:span text:style-name="T18">x</text:span><text:span text:style-name="T17">^2*( </text:span><text:span text:style-name="T21">1 </text:span><text:span text:style-name="T19">+ </text:span><text:span text:style-name="T21">25</text:span><text:span text:style-name="T19"> -</text:span><text:span text:style-name="T21">20*Ux</text:span><text:span text:style-name="T19">+</text:span><text:span text:style-name="T21">4*Ux^2</text:span><text:span text:style-name="T23">) <text:s text:c="2"/>+ <text:s text:c="2"/>x *( </text:span><text:span text:style-name="T32">-</text:span><text:span text:style-name="T33">5</text:span><text:span text:style-name="T23"> + -</text:span><text:span text:style-name="T32">2*</text:span><text:span text:style-name="T34">(-</text:span><text:span text:style-name="T35">7</text:span><text:span text:style-name="T36">1</text:span><text:span text:style-name="T37">+Ux^2+Uy^2</text:span><text:span text:style-name="T34">)*-</text:span><text:span text:style-name="T38">5</text:span><text:span text:style-name="T24"> <text:s/>-</text:span><text:span text:style-name="T25"> <text:s/></text:span><text:span text:style-name="T34">2*((-</text:span><text:span text:style-name="T35">7</text:span><text:span text:style-name="T36">1</text:span><text:span text:style-name="T37">+Ux^2 + Uy^2</text:span><text:span text:style-name="T34">)*2*Ux)</text:span><text:span text:style-name="T26"> <text:s text:c="3"/></text:span><text:span text:style-name="T25">+ <text:s/></text:span><text:span text:style-name="T41">(-</text:span><text:span text:style-name="T42">7</text:span><text:span text:style-name="T43">1</text:span><text:span text:style-name="T44">+Ux^2+Uy^2</text:span><text:span text:style-name="T41">)^2</text:span><text:span text:style-name="T26"> <text:s/></text:span><text:span text:style-name="T25"><text:s/></text:span><text:span text:style-name="T45">- </text:span><text:span text:style-name="T43">50</text:span><text:span text:style-name="T45"> </text:span><text:span text:style-name="T25"><text:s/>= 0</text:span></text:p>
      <text:p text:style-name="P34"><text:s text:c="15"/>-------------------------- <text:s text:c="21"/>------------------------------- <text:s text:c="4"/>-------------------------------------- <text:s text:c="7"/>--------------------------</text:p>
      <text:p text:style-name="P23"><text:span text:style-name="T17"><text:s text:c="19"/></text:span><text:span text:style-name="T19">4 * U</text:span><text:span text:style-name="T50">y</text:span><text:span text:style-name="T19">^2 <text:s text:c="46"/></text:span><text:span text:style-name="T39">4 * U</text:span><text:span text:style-name="T50">y</text:span><text:span text:style-name="T39">^2 <text:s text:c="29"/>4 * U</text:span><text:span text:style-name="T50">y</text:span><text:span text:style-name="T39">^2 <text:s text:c="33"/>4 * U</text:span><text:span text:style-name="T50">y</text:span><text:span text:style-name="T39">^2</text:span></text:p>
      <text:p text:style-name="P35"/>
      <text:p text:style-name="P24"><text:span text:style-name="T39">w</text:span><text:span text:style-name="T17">hich is a quadratic equation in x, with solutions <text:s/>( - </text:span><text:span text:style-name="T31">b</text:span><text:span text:style-name="T17"> +/- SQRT(</text:span><text:span text:style-name="T31"> b</text:span><text:span text:style-name="T17">*</text:span><text:span text:style-name="T31">b</text:span><text:span text:style-name="T17"> - 4*</text:span><text:span text:style-name="T20">a</text:span><text:span text:style-name="T17">* </text:span><text:span text:style-name="T40">c</text:span><text:span text:style-name="T17">) / (2 * </text:span><text:span text:style-name="T20">a</text:span><text:span text:style-name="T17">)</text:span></text:p>
      <text:p text:style-name="P36"/>
      <text:p text:style-name="P25"><text:span text:style-name="T85">a</text:span><text:span text:style-name="T17"> = </text:span><text:span text:style-name="T20">1</text:span><text:span text:style-name="T17"> + ( </text:span><text:span text:style-name="T20">25</text:span><text:span text:style-name="T17"> - </text:span><text:span text:style-name="T20">20*Ux</text:span><text:span text:style-name="T17"> + </text:span><text:span text:style-name="T20">4*Ux^2</text:span><text:span text:style-name="T22"> </text:span><text:span text:style-name="T28">) / ( 4 * Uy^2)</text:span></text:p>
      <text:p text:style-name="P37"/>
      <text:p text:style-name="P26"><text:span text:style-name="T31">b</text:span><text:span text:style-name="T22"> = </text:span><text:span text:style-name="T31">-5</text:span><text:span text:style-name="T22"> + </text:span><text:span text:style-name="T28">(</text:span><text:span text:style-name="T22"> -</text:span><text:span text:style-name="T31">2 * (-71 +Ux^2 + Uy^2) *-5</text:span><text:span text:style-name="T22"> <text:s text:c="2"/></text:span><text:span text:style-name="T27">+</text:span><text:span text:style-name="T22"> <text:s text:c="2"/>-</text:span><text:span text:style-name="T31">2*( ( -71 + Ux^2 + Uy^2) * 2 * Ux)</text:span><text:span text:style-name="T22"> <text:s/></text:span><text:span text:style-name="T28">) </text:span><text:span text:style-name="T22">/ </text:span><text:span text:style-name="T28">(4 * Uy^2 )</text:span><text:span text:style-name="T22"> </text:span></text:p>
      <text:p text:style-name="P38"><text:s text:c="15"/></text:p>
      <text:p text:style-name="P14"><text:span text:style-name="T40">c</text:span><text:span text:style-name="T22"> = </text:span><text:span text:style-name="T46">(-71 + Ux^2 + Uy^2) </text:span><text:span text:style-name="T47">^2</text:span><text:span text:style-name="T27"> </text:span><text:span text:style-name="T29">/ </text:span><text:span text:style-name="T30">(4 * Uy^2 )</text:span><text:span text:style-name="T29"> </text:span><text:span text:style-name="T27"><text:s/></text:span><text:span text:style-name="T46">-50</text:span></text:p>
      <text:p text:style-name="P31"/>
      <text:p text:style-name="P12"><text:span text:style-name="T51">By observation, we</text:span><text:span text:style-name="T17"> want the + choice of the +/- </text:span><text:span text:style-name="T51">in the quadratic formula if Ty &lt;0, otherwise -ve. If Ty &gt;0, the math that calculates Ra messes up, but I’m working on it.</text:span></text:p>
      <text:p text:style-name="P31"/>
      <text:p text:style-name="P12"><text:span text:style-name="T17">Let a program or spreadsheet do the math, and calculate x. </text:span><text:span text:style-name="T48">Substitute it into equation (1) or (3) to get y.</text:span></text:p>
      <text:p text:style-name="P13"><text:span text:style-name="T17">Rk = arctan(x / y) <text:s text:c="5"/>Ra = arctan((Ux - x) / (Uy - y)) - 17 degrees <text:s/>&lt; </text:span><text:span text:style-name="T51">these have been revised several times, and are still changing.</text:span></text:p>
      <text:p text:style-name="P41"/>
      <text:p text:style-name="P31"><text:s text:c="106"/>......................................................................................................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3" svg:font-family="Arial" style:font-family-generic="swiss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499cm" fo:margin-bottom="1.499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1T16:06:25.149000000</meta:creation-date>
    <dc:title>portrait-dae</dc:title>
    <meta:editing-duration>PT14H41M3S</meta:editing-duration>
    <meta:editing-cycles>13</meta:editing-cycles>
    <meta:generator>LibreOffice/7.1.3.2$Windows_X86_64 LibreOffice_project/47f78053abe362b9384784d31a6e56f8511eb1c1</meta:generator>
    <dc:date>2021-06-17T16:26:30.913000000</dc:date>
    <meta:document-statistic meta:table-count="0" meta:image-count="0" meta:object-count="0" meta:page-count="2" meta:paragraph-count="61" meta:word-count="814" meta:character-count="5375" meta:non-whitespace-character-count="3684"/>
    <meta:template xlink:type="simple" xlink:actuate="onRequest" xlink:title="portrait-dae" xlink:href="../../../../../../../../AppData/Roaming/LibreOffice/4/user/template/portrait-dae.ott" meta:date="2021-06-11T16:06:24.606000000"/>
  </office:meta>
</office:document-meta>
</file>